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7.14375cm" style:use-optimal-column-width="true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Subtopic</text:p>
          </table:table-cell>
          <table:table-cell office:value-type="string" table:style-name="ce1">
            <text:p>Time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ntroduction/Multithreading</text:p>
          </table:table-cell>
          <table:table-cell office:value-type="string" table:style-name="ce1">
            <text:p>The free lunch is over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uiet revolution: C#- Linq, Scala et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sics of FP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Solid</text:p>
          </table:table-cell>
          <table:table-cell office:value-type="string" table:style-name="ce1">
            <text:p>Quick recap/intro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O/Generics/FP all require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and multithreading</text:p>
          </table:table-cell>
          <table:table-cell office:value-type="string" table:style-name="ce1">
            <text:p>Shared mutable state / Locking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mperative step by step logic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al vs Imperative</text:p>
          </table:table-cell>
          <table:table-cell office:value-type="string" table:style-name="ce1">
            <text:p>How vs What / SQL select where vs if and cursor</text:p>
          </table:table-cell>
          <table:table-cell office:value-type="time" office:time-value="PT0H3M0.000S" table:style-name="ce2">
            <text:p>0:03:0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P vs OO</text:p>
          </table:table-cell>
          <table:table-cell office:value-type="string" table:style-name="ce1">
            <text:p>What? Water or Food?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y is FP not more popular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# Intro</text:p>
          </table:table-cell>
          <table:table-cell office:value-type="string" table:style-name="ce1">
            <text:p>Fixes for FP popularity problem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omplete OO + Imperative support but no time to talk about tha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F# interactive / workflow</text:p>
          </table:table-cell>
          <table:table-cell office:value-type="string" table:style-name="ce1">
            <text:p>Scripting / Compiled / Interact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anguage features</text:p>
          </table:table-cell>
          <table:table-cell office:value-type="string" table:style-name="ce1">
            <text:p>Whitespace / Syntax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ype inferenc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nit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utomatic generalization<text:s/>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de order importanc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synch Workflows</text:p>
          </table:table-cell>
          <table:table-cell office:value-type="string" table:style-name="ce1">
            <text:p>Intro<text:s/>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ntion full power ..</text:p>
          </table:table-cell>
          <table:table-cell office:value-type="time" office:time-value="PT0H1M0.000S" table:style-name="ce2">
            <text:p>0:01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uples</text:p>
          </table:table-cell>
          <table:table-cell office:value-type="string" table:style-name="ce1">
            <text:p>Intro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arning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Units of measure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ist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unctions!</text:p>
          </table:table-cell>
          <table:table-cell office:value-type="string" table:style-name="ce1">
            <text:p>lambda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ormal syntax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rtial application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ipe forward operator</text:p>
          </table:table-cell>
          <table:table-cell office:value-type="time" office:time-value="PT0H10M0.000S" table:style-name="ce2">
            <text:p>0:10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unction composi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Discriminated unions</text:p>
          </table:table-cell>
          <table:table-cell office:value-type="string" table:style-name="ce1">
            <text:p>Introduc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cursiv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Uses vs Classes/Record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ember function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Immutability</text:p>
          </table:table-cell>
          <table:table-cell office:value-type="string" table:style-name="ce1">
            <text:p>Option type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Ref cell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Mutable keyword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Records</text:p>
          </table:table-cell>
          <table:table-cell office:value-type="string" table:style-name="ce1">
            <text:p>Declaration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nstantiation</text:p>
          </table:table-cell>
          <table:table-cell office:value-type="time" office:time-value="PT0H2M0.000S" table:style-name="ce2">
            <text:p>0:02:00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attern matching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Automatic hash, Equality of simple typ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odules</text:p>
          </table:table-cell>
          <table:table-cell table:style-name="ce1"/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Pattern matching</text:p>
          </table:table-cell>
          <table:table-cell office:value-type="string" table:style-name="ce1">
            <text:p>Active patterns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When to use what?</text:p>
          </table:table-cell>
          <table:table-cell office:value-type="string" table:style-name="ce1">
            <text:p>Discriminated union vs classes vs Record</text:p>
          </table:table-cell>
          <table:table-cell office:value-type="time" office:time-value="PT0H5M0.000S" table:style-name="ce2">
            <text:p>0:05:00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omputation expressions / Workflow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Quotations</text:p>
          </table:table-cell>
          <table:table-cell table:style-name="ce1"/>
          <table:table-cell office:value-type="time" office:time-value="PT0H15M0.000S" table:style-name="ce2">
            <text:p>0:15:00</text:p>
          </table:table-cell>
          <table:table-cell table:style-name="ce2"/>
          <table:table-cell table:number-columns-repeated="16380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time" office:time-value="PT3H55M0.000S" table:formula="msoxl:=SUM(C2:C76)" table:style-name="ce2">
            <text:p>3:55:00</text:p>
          </table:table-cell>
          <table:table-cell table:style-name="ce2"/>
          <table:table-cell table:number-columns-repeated="16380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P0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gnus Lidbom</meta:initial-creator>
    <dc:creator>Magnus Lidbom</dc:creator>
    <meta:creation-date>2010-10-05T17:44:33Z</meta:creation-date>
    <dc:date>2010-10-11T05:51:09Z</dc:date>
  </office:meta>
</office:document-meta>
</file>